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Excel_BuiltIn_Hyperlink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/>
    <style:style style:name="ce7" style:family="table-cell" style:parent-style-name="Default" style:data-style-name="N3"/>
    <style:style style:name="ce8" style:family="table-cell" style:parent-style-name="Hyperlink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0.00125cm"/>
    </style:style>
    <style:style style:name="co5" style:family="table-column">
      <style:table-column-properties fo:break-before="auto" style:column-width="10.5304166666667cm"/>
    </style:style>
    <style:style style:name="co6" style:family="table-column">
      <style:table-column-properties fo:break-before="auto" style:column-width="9.974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101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style-name="ce1">
            <text:p>18.8272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399999999999" table:style-name="ce1">
            <text:p>22.730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style-name="ce1">
            <text:p>24.468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199999999998" table:style-name="ce1">
            <text:p>27.1912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599999999999" table:style-name="ce1">
            <text:p>29.9136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style-name="ce1">
            <text:p>32.734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style-name="ce1">
            <text:p>35.456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799999999998" table:style-name="ce1">
            <text:p>38.244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style-name="ce1">
            <text:p>41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style-name="ce1">
            <text:p>43.886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style-name="ce1">
            <text:p>46.576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style-name="ce1">
            <text:p>49.3312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style-name="ce1">
            <text:p>52.020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599999999999" table:style-name="ce1">
            <text:p>54.0216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399999999998" table:style-name="ce1">
            <text:p>57.662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799999999998" table:style-name="ce1">
            <text:p>60.384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199999999999" table:style-name="ce1">
            <text:p>63.1072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3999999999996" table:style-name="ce1">
            <text:p>65.76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" table:style-name="ce1">
            <text:p>18.8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style-name="ce1">
            <text:p>22.828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199999999998" table:style-name="ce1">
            <text:p>24.403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" table:style-name="ce1">
            <text:p>27.224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199999999999" table:style-name="ce1">
            <text:p>29.979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style-name="ce1">
            <text:p>32.767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style-name="ce1">
            <text:p>35.489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style-name="ce1">
            <text:p>38.21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style-name="ce1">
            <text:p>41.065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7999999999997" table:style-name="ce1">
            <text:p>43.78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199999999999" table:style-name="ce1">
            <text:p>46.543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style-name="ce1">
            <text:p>49.331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style-name="ce1">
            <text:p>52.053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799999999998" table:style-name="ce1">
            <text:p>54.808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style-name="ce1">
            <text:p>57.596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" table:style-name="ce1">
            <text:p>60.417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" table:style-name="ce1">
            <text:p>63.14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style-name="ce1">
            <text:p>65.960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5999999999994" table:style-name="ce1">
            <text:p>68.71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style-name="ce1">
            <text:p>71.077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style-name="ce1">
            <text:p>86.8216</text:p>
          </table:table-cell>
          <table:table-cell office:value-type="float" office:value="36.506399999999999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orsLab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7.231999999999999" table:style-name="ce1">
            <text:p>47.232</text:p>
          </table:table-cell>
          <table:table-cell table:style-name="ce2"/>
          <table:table-cell office:value-type="string" table:style-name="ce2">
            <text:p><text:a xlink:href="http://www.cs.rit.edu/~robotlab/HonorsLab">http://www.cs.rit.edu/~robotlab/HonorsLab</text:a></text:p>
          </table:table-cell>
          <table:table-cell office:value-type="string" table:style-name="ce2">
            <text:p><text:a xlink:href="http://honors.rit.edu/">http://honors.rit.edu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style-name="ce1">
            <text:p>44.8376</text:p>
          </table:table-cell>
          <table:table-cell office:value-type="float" office:value="35.784799999999997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1">http://www.cs.rit.edu/~robotlab/ICL1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style-name="ce1">
            <text:p>55.9568</text:p>
          </table:table-cell>
          <table:table-cell office:value-type="float" office:value="35.784799999999997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style-name="ce1">
            <text:p>28.536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599999999997" table:style-name="ce1">
            <text:p>39.5896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399999999997" table:style-name="ce1">
            <text:p>44.8704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1" table:style-name="ce1">
            <text:p>58.9416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style-name="ce1">
            <text:p>68.7488</text:p>
          </table:table-cell>
          <table:table-cell office:value-type="float" office:value="36.440800000000003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style-name="ce1">
            <text:p>64.7472</text:p>
          </table:table-cell>
          <table:table-cell office:value-type="float" office:value="16.006399999999999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15.973599999999999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style-name="ce1">
            <text:p>35.4896</text:p>
          </table:table-cell>
          <table:table-cell office:value-type="float" office:value="35.784799999999997" table:style-name="ce1">
            <text:p>35.7848</text:p>
          </table:table-cell>
          <table:table-cell table:style-name="ce2"/>
          <table:table-cell office:value-type="string" table:style-name="ce3">
            <text:p><text:a xlink:href="http://www.cs.rit.edu/~robotlab/CompStudiesLab">http://www.cs.rit.edu/~robotlab/CompStudiesLab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udentCente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7.231999999999999" table:style-name="ce1">
            <text:p>47.232</text:p>
          </table:table-cell>
          <table:table-cell table:style-name="ce2"/>
          <table:table-cell office:value-type="string" table:style-name="ce2">
            <text:p><text:a xlink:href="http://www.cs.rit.edu/~robotlab/StudentCenter">http://www.cs.rit.edu/~robotlab/StudentCenter</text:a></text:p>
          </table:table-cell>
          <table:table-cell office:value-type="string" table:style-name="ce2">
            <text:p>http://csc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dCente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7.231999999999999" table:style-name="ce1">
            <text:p>47.23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dCenter">http://www.cs.rit.edu/~robotlab/GradCenter</text:a></text:p>
          </table:table-cell>
          <table:table-cell office:value-type="string" table:style-name="ce2">
            <text:p>https://www.cs.rit.edu/programs/grad/descrip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style-name="ce1">
            <text:p>107.1576</text:p>
          </table:table-cell>
          <table:table-cell office:value-type="float" office:value="15.284800000000001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CSOffice">http://www.cs.rit.edu/~robotlab/CSOffice</text:a>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style-name="ce1">
            <text:p>107.1576</text:p>
          </table:table-cell>
          <table:table-cell office:value-type="float" office:value="24.5016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<text:a xlink:href="http://www.cs.rit.edu/~robotlab/Class3000">http://www.cs.rit.edu/~robotlab/Class300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style-name="ce1">
            <text:p>62.3528</text:p>
          </table:table-cell>
          <table:table-cell office:value-type="float" office:value="36.572000000000003" table:style-name="ce1">
            <text:p>36.572</text:p>
          </table:table-cell>
          <table:table-cell table:style-name="ce2"/>
          <table:table-cell office:value-type="string" table:style-name="ce4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style-name="ce1">
            <text:p>26.896</text:p>
          </table:table-cell>
          <table:table-cell office:value-type="float" office:value="36.506399999999999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" table:style-name="ce1">
            <text:p>12.8904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93" table:style-name="ce1">
            <text:p>693</text:p>
          </table:table-cell>
          <table:table-cell office:value-type="float" office:value="92.955200000000005" table:style-name="ce1">
            <text:p>92.9552</text:p>
          </table:table-cell>
          <table:table-cell office:value-type="float" office:value="26.797599999999999" table:style-name="ce1">
            <text:p>26.7976</text:p>
          </table:table-cell>
          <table:table-cell office:value-type="string" table:style-name="ce5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style-name="ce1">
            <text:p>19.7128</text:p>
          </table:table-cell>
          <table:table-cell office:value-type="float" office:value="23.025600000000001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" table:style-name="ce1">
            <text:p>19.7456</text:p>
          </table:table-cell>
          <table:table-cell office:value-type="float" office:value="26.994399999999999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" table:style-name="ce1">
            <text:p>19.7456</text:p>
          </table:table-cell>
          <table:table-cell office:value-type="float" office:value="30.963200000000001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599999999995" table:style-name="ce1">
            <text:p>73.2096</text:p>
          </table:table-cell>
          <table:table-cell office:value-type="float" office:value="25.846399999999999" table:style-name="ce1">
            <text:p>25.846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style-name="ce1">
            <text:p>75.0464</text:p>
          </table:table-cell>
          <table:table-cell office:value-type="float" office:value="23.4848" table:style-name="ce1">
            <text:p>23.484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style-name="ce1">
            <text:p>82.3936</text:p>
          </table:table-cell>
          <table:table-cell office:value-type="float" office:value="36.735999999999997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style-name="ce1">
            <text:p>17.6136</text:p>
          </table:table-cell>
          <table:table-cell office:value-type="float" office:value="22.30399999999999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style-name="ce1">
            <text:p>17.6136</text:p>
          </table:table-cell>
          <table:table-cell office:value-type="float" office:value="26.436800000000002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style-name="ce1">
            <text:p>103.156</text:p>
          </table:table-cell>
          <table:table-cell office:value-type="float" office:value="39.589599999999997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style-name="ce1">
            <text:p>84.4928</text:p>
          </table:table-cell>
          <table:table-cell office:value-type="float" office:value="16.071999999999999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" table:style-name="ce1">
            <text:p>87.7072</text:p>
          </table:table-cell>
          <table:table-cell office:value-type="float" office:value="16.071999999999999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style-name="ce1">
            <text:p>85.8048</text:p>
          </table:table-cell>
          <table:table-cell office:value-type="float" office:value="32.963999999999999" table:style-name="ce6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style-name="ce6">
            <text:p>91.676</text:p>
          </table:table-cell>
          <table:table-cell office:value-type="float" office:value="32.865600000000001" table:style-name="ce6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3*0.0328)" table:style-name="ce1">
            <text:p>17.384</text:p>
          </table:table-cell>
          <table:table-cell office:value-type="float" office:value="36.473600000000005" table:formula="msoxl:=(1440-C73)*0.0328" table:style-name="ce1">
            <text:p>36.4736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Stair2OppNorthRight">http://www.cs.rit.edu/~robotlab/Stair2OppNor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7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4*0.0328)" table:style-name="ce1">
            <text:p>17.712</text:p>
          </table:table-cell>
          <table:table-cell office:value-type="float" office:value="36.145600000000002" table:formula="msoxl:=(1440-C74)*0.0328" table:style-name="ce1">
            <text:p>36.1456</text:p>
          </table:table-cell>
          <table:table-cell office:value-type="string" table:style-name="ce2">
            <text:p>E</text:p>
          </table:table-cell>
          <table:table-cell office:value-type="string" table:style-name="ce8">
            <text:p><text:a xlink:href="http://www.cs.rit.edu/~robotlab/Kitchen3572OppEastTop">http://www.cs.rit.edu/~robotlab/Kitchen3572OppEastTop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5*0.0328)" table:style-name="ce1">
            <text:p>17.3184</text:p>
          </table:table-cell>
          <table:table-cell office:value-type="float" office:value="16.072000000000003" table:formula="msoxl:=(1440-C75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8">
            <text:p><text:a xlink:href="http://www.cs.rit.edu/~robotlab/Ofc3675OppSouthRight">http://www.cs.rit.edu/~robotlab/Ofc3675OppSou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6*0.0328)" table:style-name="ce1">
            <text:p>17.6792</text:p>
          </table:table-cell>
          <table:table-cell office:value-type="float" office:value="16.4328" table:formula="msoxl:=(1440-C76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8">
            <text:p><text:a xlink:href="http://www.cs.rit.edu/~robotlab/BreakOut5OppEastBottom">http://www.cs.rit.edu/~robotlab/BreakOut5OppEastBottom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7*0.0328)" table:style-name="ce1">
            <text:p>19.7784</text:p>
          </table:table-cell>
          <table:table-cell office:value-type="float" office:value="18.4664" table:formula="msoxl:=(1440-C77)*0.0328" table:style-name="ce1">
            <text:p>18.4664</text:p>
          </table:table-cell>
          <table:table-cell office:value-type="string" table:style-name="ce2">
            <text:p>W</text:p>
          </table:table-cell>
          <table:table-cell office:value-type="string" table:style-name="ce8">
            <text:p><text:a xlink:href="http://www.cs.rit.edu/~robotlab/Breakout5WestMid">http://www.cs.rit.edu/~robotlab/Breakout5WestMid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8*0.0328)" table:style-name="ce1">
            <text:p>19.8112</text:p>
          </table:table-cell>
          <table:table-cell office:value-type="float" office:value="33.423200000000001" table:formula="msoxl:=(1440-C78)*0.0328" table:style-name="ce1">
            <text:p>33.4232</text:p>
          </table:table-cell>
          <table:table-cell office:value-type="string" table:style-name="ce2">
            <text:p>W</text:p>
          </table:table-cell>
          <table:table-cell office:value-type="string" table:style-name="ce8">
            <text:p><text:a xlink:href="http://www.cs.rit.edu/~robotlab/Kitchen3572Gate">http://www.cs.rit.edu/~robotlab/Kitchen3572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9*0.0328)" table:style-name="ce1">
            <text:p>24.0096</text:p>
          </table:table-cell>
          <table:table-cell office:value-type="float" office:value="36.539200000000001" table:formula="msoxl:=(1440-C79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Breakout1Gate">http://www.cs.rit.edu/~robotlab/Breakout1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80*0.0328)" table:style-name="ce1">
            <text:p>23.944</text:p>
          </table:table-cell>
          <table:table-cell office:value-type="float" office:value="15.973600000000001" table:formula="msoxl:=(1440-C80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8">
            <text:p><text:a xlink:href="http://www.cs.rit.edu/~robotlab/Breakout5Gate">http://www.cs.rit.edu/~robotlab/Breakout5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81*0.0328)" table:style-name="ce1">
            <text:p>93.1848</text:p>
          </table:table-cell>
          <table:table-cell office:value-type="float" office:value="13.940000000000001" table:formula="msoxl:=(1440-C81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Class3435N">http://www.cs.rit.edu/~robotlab/Class343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82*0.0328)" table:style-name="ce1">
            <text:p>85.7064</text:p>
          </table:table-cell>
          <table:table-cell office:value-type="float" office:value="13.940000000000001" table:formula="msoxl:=(1440-C82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Class3435S">http://www.cs.rit.edu/~robotlab/Class3435S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3*0.0328)" table:style-name="ce1">
            <text:p>77.3424</text:p>
          </table:table-cell>
          <table:table-cell office:value-type="float" office:value="13.972800000000001" table:formula="msoxl:=(1440-C8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Class3445">http://www.cs.rit.edu/~robotlab/Class344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4*0.0328)" table:style-name="ce1">
            <text:p>69.0768</text:p>
          </table:table-cell>
          <table:table-cell office:value-type="float" office:value="13.972800000000001" table:formula="msoxl:=(1440-C8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Class3455">http://www.cs.rit.edu/~robotlab/Class345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5*0.0328)" table:style-name="ce1">
            <text:p>91.184</text:p>
          </table:table-cell>
          <table:table-cell office:value-type="float" office:value="16.039200000000001" table:formula="msoxl:=(1440-C85)*0.0328" table:style-name="ce1">
            <text:p>16.0392</text:p>
          </table:table-cell>
          <table:table-cell office:value-type="string" table:style-name="ce2">
            <text:p>S</text:p>
          </table:table-cell>
          <table:table-cell office:value-type="string" table:style-name="ce8">
            <text:p><text:a xlink:href="http://www.cs.rit.edu/~robotlab/Pres3410SouthRight">http://www.cs.rit.edu/~robotlab/Pres3410Sou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6*0.0328)" table:style-name="ce1">
            <text:p>73.2096</text:p>
          </table:table-cell>
          <table:table-cell office:value-type="float" office:value="16.4328" table:formula="msoxl:=(1440-C86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8">
            <text:p><text:a xlink:href="http://www.cs.rit.edu/~robotlab/DSL3600EastBottom">http://www.cs.rit.edu/~robotlab/DSL3600EastBottom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7*0.0328)" table:style-name="ce1">
            <text:p>75.3088</text:p>
          </table:table-cell>
          <table:table-cell office:value-type="float" office:value="16.072000000000003" table:formula="msoxl:=(1440-C87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8">
            <text:p><text:a xlink:href="http://www.cs.rit.edu/~robotlab/TechArea3450SouthLeft">http://www.cs.rit.edu/~robotlab/TechArea3450Sou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8*0.0328)" table:style-name="ce1">
            <text:p>93.0208</text:p>
          </table:table-cell>
          <table:table-cell office:value-type="float" office:value="26.305600000000002" table:formula="msoxl:=(1440-C88)*0.0328" table:style-name="ce1">
            <text:p>26.3056</text:p>
          </table:table-cell>
          <table:table-cell office:value-type="string" table:style-name="ce2">
            <text:p>E</text:p>
          </table:table-cell>
          <table:table-cell office:value-type="string" table:style-name="ce8">
            <text:p><text:a xlink:href="http://www.cs.rit.edu/~robotlab/Lab3400EastMid">http://www.cs.rit.edu/~robotlab/Lab340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9*0.0328)" table:style-name="ce1">
            <text:p>75.3088</text:p>
          </table:table-cell>
          <table:table-cell office:value-type="float" office:value="36.539200000000001" table:formula="msoxl:=(1440-C89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MacRoom3430NorthLeft">http://www.cs.rit.edu/~robotlab/MacRoom3430Nor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90*0.0328)" table:style-name="ce1">
            <text:p>78.6544</text:p>
          </table:table-cell>
          <table:table-cell office:value-type="float" office:value="36.670400000000001" table:formula="msoxl:=(1440-C90)*0.0328" table:style-name="ce1">
            <text:p>36.6704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MacRoom3430NorthLeftMid">http://www.cs.rit.edu/~robotlab/MacRoom3430NorthLef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91*0.0328)" table:style-name="ce1">
            <text:p>75.0136</text:p>
          </table:table-cell>
          <table:table-cell office:value-type="float" office:value="36.145600000000002" table:formula="msoxl:=(1440-C91)*0.0328" table:style-name="ce1">
            <text:p>36.1456</text:p>
          </table:table-cell>
          <table:table-cell office:value-type="string" table:style-name="ce2">
            <text:p>W</text:p>
          </table:table-cell>
          <table:table-cell office:value-type="string" table:style-name="ce8">
            <text:p><text:a xlink:href="http://www.cs.rit.edu/~robotlab/MacRoom3430WestTop">http://www.cs.rit.edu/~robotlab/MacRoom3430WestTop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92*0.0328)" table:style-name="ce1">
            <text:p>72.98</text:p>
          </table:table-cell>
          <table:table-cell office:value-type="float" office:value="36.506400000000006" table:formula="msoxl:=(1440-C92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Lab3500NorthRight">http://www.cs.rit.edu/~robotlab/Lab3500Nor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3*0.0328)" table:style-name="ce1">
            <text:p>86.1984</text:p>
          </table:table-cell>
          <table:table-cell office:value-type="float" office:value="39.589600000000004" table:formula="msoxl:=(1440-C93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8">
            <text:p><text:a xlink:href="http://www.cs.rit.edu/~robotlab/ElevOpp3405">http://www.cs.rit.edu/~robotlab/ElevOpp340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4*0.0328)" table:style-name="ce1">
            <text:p>91.2496</text:p>
          </table:table-cell>
          <table:table-cell office:value-type="float" office:value="34.505600000000001" table:formula="msoxl:=(1440-C94)*0.0328" table:style-name="ce1">
            <text:p>34.5056</text:p>
          </table:table-cell>
          <table:table-cell office:value-type="string" table:style-name="ce2">
            <text:p>E</text:p>
          </table:table-cell>
          <table:table-cell office:value-type="string" table:style-name="ce8">
            <text:p><text:a xlink:href="http://www.cs.rit.edu/~robotlab/Lab3405EastMidMid">http://www.cs.rit.edu/~robotlab/Lab3405EastMid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5*0.0328)" table:style-name="ce1">
            <text:p>91.6104</text:p>
          </table:table-cell>
          <table:table-cell office:value-type="float" office:value="19.975200000000001" table:formula="msoxl:=(1440-C95)*0.0328" table:style-name="ce1">
            <text:p>19.9752</text:p>
          </table:table-cell>
          <table:table-cell office:value-type="string" table:style-name="ce2">
            <text:p>E</text:p>
          </table:table-cell>
          <table:table-cell office:value-type="string" table:style-name="ce8">
            <text:p><text:a xlink:href="http://www.cs.rit.edu/~robotlab/Pres3410EastMid">http://www.cs.rit.edu/~robotlab/Pres341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6*0.0328)" table:style-name="ce1">
            <text:p>96.596</text:p>
          </table:table-cell>
          <table:table-cell office:value-type="float" office:value="39.556800000000003" table:formula="msoxl:=(1440-C96)*0.0328" table:style-name="ce1">
            <text:p>39.5568</text:p>
          </table:table-cell>
          <table:table-cell office:value-type="string" table:style-name="ce2">
            <text:p>S</text:p>
          </table:table-cell>
          <table:table-cell office:value-type="string" table:style-name="ce8">
            <text:p><text:a xlink:href="http://www.cs.rit.edu/~robotlab/Stor3M17Middle">http://www.cs.rit.edu/~robotlab/Stor3M17Middl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7*0.0328)" table:style-name="ce1">
            <text:p>105.2552</text:p>
          </table:table-cell>
          <table:table-cell office:value-type="float" office:value="36.014400000000002" table:formula="msoxl:=(1440-C97)*0.0328" table:style-name="ce1">
            <text:p>36.0144</text:p>
          </table:table-cell>
          <table:table-cell office:value-type="string" table:style-name="ce2">
            <text:p>E</text:p>
          </table:table-cell>
          <table:table-cell office:value-type="string" table:style-name="ce8">
            <text:p><text:a xlink:href="http://www.cs.rit.edu/~robotlab/RightPillarStair5E">http://www.cs.rit.edu/~robotlab/RightPillarStair5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8*0.0328)" table:style-name="ce1">
            <text:p>105.0256</text:p>
          </table:table-cell>
          <table:table-cell office:value-type="float" office:value="36.244" table:formula="msoxl:=(1440-C98)*0.0328" table:style-name="ce1">
            <text:p>36.244</text:p>
          </table:table-cell>
          <table:table-cell office:value-type="string" table:style-name="ce2">
            <text:p>N</text:p>
          </table:table-cell>
          <table:table-cell office:value-type="string" table:style-name="ce8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9*0.0328)" table:style-name="ce1">
            <text:p>95.1856</text:p>
          </table:table-cell>
          <table:table-cell office:value-type="float" office:value="35.916000000000004" table:formula="msoxl:=(1440-C99)*0.0328" table:style-name="ce1">
            <text:p>35.916</text:p>
          </table:table-cell>
          <table:table-cell office:value-type="string" table:style-name="ce2">
            <text:p>W</text:p>
          </table:table-cell>
          <table:table-cell office:value-type="string" table:style-name="ce8">
            <text:p><text:a xlink:href="http://www.cs.rit.edu/~robotlab/LeftPillarStair5W">http://www.cs.rit.edu/~robotlab/LeftPillarStair5W</text:a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100*0.0328)" table:style-name="ce1">
            <text:p>95.3824</text:p>
          </table:table-cell>
          <table:table-cell office:value-type="float" office:value="36.211200000000005" table:formula="msoxl:=(1440-C100)*0.0328" table:style-name="ce1">
            <text:p>36.2112</text:p>
          </table:table-cell>
          <table:table-cell office:value-type="string" table:style-name="ce2">
            <text:p>N</text:p>
          </table:table-cell>
          <table:table-cell office:value-type="string" table:style-name="ce1">
            <text:p>http://www.cs.rit.edu/~robotlab/LeftPillarStair5N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03T18:27:51Z</dc:date>
    <meta:editing-cycles>36</meta:editing-cycles>
    <meta:editing-duration>PT49392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